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1" svg:font-family="Times" style:font-family-generic="roman"/>
    <style:font-face style:name="arial"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89e0a" officeooo:paragraph-rsid="00089e0a"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5" style:family="paragraph" style:parent-style-name="Standard">
      <style:paragraph-properties fo:margin-left="0cm" fo:margin-right="0.635cm" fo:text-indent="0cm" style:auto-text-indent="false"/>
    </style:style>
    <style:style style:name="P6" style:family="paragraph" style:parent-style-name="Standard">
      <style:text-properties fo:font-weight="bold" officeooo:rsid="001966fc" officeooo:paragraph-rsid="001966fc" style:font-weight-asian="bold"/>
    </style:style>
    <style:style style:name="P7" style:family="paragraph" style:parent-style-name="Standard">
      <style:paragraph-properties fo:line-height="100%" fo:text-align="justify" style:justify-single-word="false"/>
      <style:text-properties fo:language="pt" fo:country="BR" officeooo:rsid="000b9b05" officeooo:paragraph-rsid="000b9b05" style:language-complex="ar" style:country-complex="SA"/>
    </style:style>
    <style:style style:name="P8" style:family="paragraph" style:parent-style-name="Standard">
      <style:text-properties fo:language="pt" fo:country="BR" officeooo:rsid="00089e0a" officeooo:paragraph-rsid="00089e0a" style:language-complex="ar" style:country-complex="SA"/>
    </style:style>
    <style:style style:name="P9" style:family="paragraph" style:parent-style-name="Standard">
      <style:text-properties fo:language="pt" fo:country="BR" officeooo:rsid="00089e0a" officeooo:paragraph-rsid="001966fc" style:language-complex="ar" style:country-complex="SA"/>
    </style:style>
    <style:style style:name="P10" style:family="paragraph" style:parent-style-name="Standard">
      <style:paragraph-properties fo:line-height="100%" fo:text-align="start" style:justify-single-word="false"/>
      <style:text-properties fo:language="pt" fo:country="BR" officeooo:rsid="00089e0a" officeooo:paragraph-rsid="00089e0a" style:language-complex="ar" style:country-complex="SA"/>
    </style:style>
    <style:style style:name="P11" style:family="paragraph" style:parent-style-name="Standard">
      <style:paragraph-properties fo:line-height="100%" fo:text-align="justify" style:justify-single-word="false"/>
      <style:text-properties fo:language="pt" fo:country="BR" officeooo:paragraph-rsid="000b3e95" style:language-complex="ar" style:country-complex="SA"/>
    </style:style>
    <style:style style:name="P12" style:family="paragraph" style:parent-style-name="Standard">
      <style:paragraph-properties fo:line-height="100%" fo:text-align="justify" style:justify-single-word="false"/>
      <style:text-properties fo:language="pt" fo:country="BR" officeooo:paragraph-rsid="001896fb" style:language-complex="ar" style:country-complex="SA"/>
    </style:style>
    <style:style style:name="P13" style:family="paragraph" style:parent-style-name="Standard">
      <style:paragraph-properties fo:line-height="100%" fo:text-align="justify" style:justify-single-word="false"/>
      <style:text-properties officeooo:rsid="000ca75c" officeooo:paragraph-rsid="000ca75c"/>
    </style:style>
    <style:style style:name="P14" style:family="paragraph" style:parent-style-name="Standard">
      <style:paragraph-properties fo:line-height="100%" fo:text-align="justify" style:justify-single-word="false"/>
      <style:text-properties fo:font-size="10pt" fo:language="pt" fo:country="PT" officeooo:rsid="000e99bf" officeooo:paragraph-rsid="000e99bf" style:font-size-asian="8.75pt" style:font-size-complex="10pt" style:language-complex="ar" style:country-complex="SA"/>
    </style:style>
    <style:style style:name="P15" style:family="paragraph" style:parent-style-name="Standard">
      <style:paragraph-properties fo:line-height="100%" fo:text-align="start" style:justify-single-word="false"/>
      <style:text-properties style:font-name="arial" fo:font-size="18pt" fo:font-weight="bold" style:font-size-asian="18pt" style:font-weight-asian="bold" style:font-size-complex="18pt" style:font-weight-complex="bold"/>
    </style:style>
    <style:style style:name="P16" style:family="paragraph" style:parent-style-name="Standard">
      <style:paragraph-properties fo:line-height="100%" fo:text-align="justify" style:justify-single-word="false"/>
    </style:style>
    <style:style style:name="P17" style:family="paragraph" style:parent-style-name="Standard">
      <style:paragraph-properties fo:line-height="100%" fo:text-align="justify" style:justify-single-word="false"/>
      <style:text-properties officeooo:paragraph-rsid="000fb66f"/>
    </style:style>
    <style:style style:name="P18" style:family="paragraph" style:parent-style-name="Standard">
      <style:paragraph-properties fo:line-height="100%" fo:text-align="justify" style:justify-single-word="false"/>
      <style:text-properties officeooo:paragraph-rsid="0011b61a"/>
    </style:style>
    <style:style style:name="P19" style:family="paragraph" style:parent-style-name="Standard">
      <style:paragraph-properties fo:line-height="100%" fo:text-align="justify" style:justify-single-word="false"/>
      <style:text-properties officeooo:paragraph-rsid="001355b7"/>
    </style:style>
    <style:style style:name="P20" style:family="paragraph" style:parent-style-name="Standard">
      <style:paragraph-properties fo:line-height="100%" fo:text-align="justify" style:justify-single-word="false"/>
      <style:text-properties officeooo:paragraph-rsid="0015fdf6"/>
    </style:style>
    <style:style style:name="P21" style:family="paragraph" style:parent-style-name="Standard">
      <style:paragraph-properties fo:line-height="100%" fo:text-align="justify" style:justify-single-word="false"/>
      <style:text-properties officeooo:paragraph-rsid="001c63c0"/>
    </style:style>
    <style:style style:name="P22" style:family="paragraph" style:parent-style-name="Text_20_body">
      <style:paragraph-properties fo:line-height="100%" fo:text-align="justify" style:justify-single-word="false"/>
    </style:style>
    <style:style style:name="P23" style:family="paragraph" style:parent-style-name="Heading" style:master-page-name="Standard">
      <style:paragraph-properties fo:line-height="100%" fo:text-align="start" style:justify-single-word="false" style:page-number="auto"/>
      <style:text-properties officeooo:rsid="00089e0a" officeooo:paragraph-rsid="00089e0a"/>
    </style:style>
    <style:style style:name="P24" style:family="paragraph" style:parent-style-name="Heading_20_1">
      <style:paragraph-properties fo:line-height="100%" fo:text-align="justify" style:justify-single-word="false"/>
      <style:text-properties style:font-name="arial" fo:font-size="10pt" fo:language="pt" fo:country="BR" officeooo:rsid="00089e0a" officeooo:paragraph-rsid="00089e0a" style:font-size-asian="10pt" style:font-size-complex="10pt" style:language-complex="ar" style:country-complex="SA"/>
    </style:style>
    <style:style style:name="P25" style:family="paragraph" style:parent-style-name="Heading_20_1">
      <style:paragraph-properties fo:line-height="100%" fo:text-align="justify" style:justify-single-word="false"/>
      <style:text-properties fo:language="pt" fo:country="BR" officeooo:rsid="001bbbf5" officeooo:paragraph-rsid="001bbbf5" style:language-complex="ar" style:country-complex="SA"/>
    </style:style>
    <style:style style:name="P26" style:family="paragraph" style:parent-style-name="Heading_20_1">
      <style:paragraph-properties fo:line-height="100%" fo:text-align="justify" style:justify-single-word="false"/>
      <style:text-properties fo:language="pt" fo:country="BR" officeooo:rsid="001c63c0" officeooo:paragraph-rsid="001c63c0" style:language-complex="ar" style:country-complex="SA"/>
    </style:style>
    <style:style style:name="P27" style:family="paragraph" style:parent-style-name="Heading_20_1">
      <style:paragraph-properties fo:line-height="100%" fo:text-align="justify" style:justify-single-word="false"/>
      <style:text-properties fo:language="pt" fo:country="BR" officeooo:rsid="001c8d88" officeooo:paragraph-rsid="001c8d88" style:language-complex="ar" style:country-complex="SA"/>
    </style:style>
    <style:style style:name="P28" style:family="paragraph" style:parent-style-name="Heading_20_1">
      <style:paragraph-properties fo:line-height="100%" fo:text-align="justify" style:justify-single-word="false"/>
      <style:text-properties fo:font-size="10pt" fo:language="pt" fo:country="BR" officeooo:rsid="000b9b05" officeooo:paragraph-rsid="000b9b05" style:font-size-asian="10pt" style:font-size-complex="10pt" style:language-complex="ar" style:country-complex="SA"/>
    </style:style>
    <style:style style:name="P29" style:family="paragraph" style:parent-style-name="Heading_20_1">
      <style:paragraph-properties fo:line-height="100%" fo:text-align="justify" style:justify-single-word="false"/>
      <style:text-properties fo:font-size="10pt" fo:language="pt" fo:country="BR" officeooo:rsid="000b3e95" officeooo:paragraph-rsid="000b3e95" style:font-size-asian="10pt" style:font-size-complex="10pt" style:language-complex="ar" style:country-complex="SA"/>
    </style:style>
    <style:style style:name="P30" style:family="paragraph" style:parent-style-name="Heading_20_1">
      <style:paragraph-properties fo:line-height="100%" fo:text-align="justify" style:justify-single-word="false" fo:break-before="page"/>
      <style:text-properties fo:font-size="10pt" fo:language="pt" fo:country="BR" officeooo:rsid="000b3e95" officeooo:paragraph-rsid="000b3e95" style:font-size-asian="10pt" style:font-size-complex="10pt" style:language-complex="ar" style:country-complex="SA"/>
    </style:style>
    <style:style style:name="P31" style:family="paragraph" style:parent-style-name="Heading_20_1" style:master-page-name="Converter_20_1">
      <style:paragraph-properties fo:line-height="100%" fo:text-align="justify" style:justify-single-word="false" style:page-number="auto"/>
      <style:text-properties fo:language="pt" fo:country="BR" officeooo:rsid="001966fc" officeooo:paragraph-rsid="001966fc" style:language-complex="ar" style:country-complex="SA"/>
    </style:style>
    <style:style style:name="P32" style:family="paragraph" style:parent-style-name="Heading_20_2">
      <style:paragraph-properties fo:line-height="100%" fo:text-align="justify" style:justify-single-word="false"/>
      <style:text-properties fo:font-size="10pt" fo:language="pt" fo:country="BR" officeooo:rsid="000b3e95" officeooo:paragraph-rsid="000b3e95" style:font-size-asian="10pt" style:font-size-complex="10pt" style:language-complex="ar" style:country-complex="SA"/>
    </style:style>
    <style:style style:name="P33" style:family="paragraph" style:parent-style-name="Heading_20_2">
      <style:paragraph-properties fo:line-height="100%" fo:text-align="justify" style:justify-single-word="false"/>
      <style:text-properties fo:language="pt" fo:country="BR" officeooo:rsid="000fb66f" officeooo:paragraph-rsid="000fb66f" style:language-complex="ar" style:country-complex="SA"/>
    </style:style>
    <style:style style:name="P34" style:family="paragraph" style:parent-style-name="Heading_20_2">
      <style:paragraph-properties fo:line-height="100%" fo:text-align="justify" style:justify-single-word="false"/>
      <style:text-properties fo:language="pt" fo:country="BR" officeooo:rsid="0011b61a" officeooo:paragraph-rsid="0011b61a" style:language-complex="ar" style:country-complex="SA"/>
    </style:style>
    <style:style style:name="P35" style:family="paragraph" style:parent-style-name="Heading_20_2">
      <style:paragraph-properties fo:line-height="100%" fo:text-align="justify" style:justify-single-word="false"/>
      <style:text-properties fo:language="pt" fo:country="BR" officeooo:rsid="000b3e95" officeooo:paragraph-rsid="000b3e95" style:language-complex="ar" style:country-complex="SA"/>
    </style:style>
    <style:style style:name="P36" style:family="paragraph" style:parent-style-name="Heading_20_2">
      <style:paragraph-properties fo:line-height="100%" fo:text-align="justify" style:justify-single-word="false"/>
      <style:text-properties fo:language="pt" fo:country="BR" officeooo:rsid="0017b3cc" officeooo:paragraph-rsid="0017b3cc" style:language-complex="ar" style:country-complex="SA"/>
    </style:style>
    <style:style style:name="P37" style:family="paragraph" style:parent-style-name="Heading_20_2">
      <style:paragraph-properties fo:line-height="100%" fo:text-align="justify" style:justify-single-word="false"/>
      <style:text-properties fo:language="pt" fo:country="BR" officeooo:rsid="001c63c0" officeooo:paragraph-rsid="001c63c0" style:language-complex="ar" style:country-complex="SA"/>
    </style:style>
    <style:style style:name="P38" style:family="paragraph" style:parent-style-name="Heading_20_2">
      <style:paragraph-properties fo:line-height="100%" fo:text-align="justify" style:justify-single-word="false"/>
      <style:text-properties fo:language="pt" fo:country="PT" officeooo:rsid="000fb66f" officeooo:paragraph-rsid="000fb66f" style:language-complex="ar" style:country-complex="SA"/>
    </style:style>
    <style:style style:name="P39" style:family="paragraph" style:parent-style-name="Heading_20_3">
      <style:paragraph-properties fo:line-height="100%" fo:text-align="justify" style:justify-single-word="false"/>
      <style:text-properties fo:language="pt" fo:country="BR" officeooo:rsid="0015fdf6" officeooo:paragraph-rsid="0015fdf6" style:language-complex="ar" style:country-complex="SA"/>
    </style:style>
    <style:style style:name="P40" style:family="paragraph" style:parent-style-name="Heading_20_3">
      <style:paragraph-properties fo:line-height="100%" fo:text-align="justify" style:justify-single-word="false"/>
      <style:text-properties fo:language="pt" fo:country="BR" officeooo:rsid="0017b3cc" officeooo:paragraph-rsid="0017b3cc" style:language-complex="ar" style:country-complex="SA"/>
    </style:style>
    <style:style style:name="P41" style:family="paragraph" style:parent-style-name="Heading_20_3">
      <style:paragraph-properties fo:line-height="100%" fo:text-align="justify" style:justify-single-word="false"/>
      <style:text-properties fo:language="pt" fo:country="BR" officeooo:rsid="001896fb" officeooo:paragraph-rsid="001896fb" style:language-complex="ar" style:country-complex="SA"/>
    </style:style>
    <style:style style:name="P42" style:family="paragraph" style:parent-style-name="Heading_20_3">
      <style:paragraph-properties fo:line-height="100%" fo:text-align="justify" style:justify-single-word="false"/>
      <style:text-properties fo:language="pt" fo:country="BR" style:language-complex="ar" style:country-complex="SA"/>
    </style:style>
    <style:style style:name="P43" style:family="paragraph" style:parent-style-name="Heading_20_3">
      <style:paragraph-properties fo:line-height="100%" fo:text-align="justify" style:justify-single-word="false"/>
      <style:text-properties officeooo:rsid="001896fb" officeooo:paragraph-rsid="001896fb"/>
    </style:style>
    <style:style style:name="P44" style:family="paragraph" style:parent-style-name="Heading_20_3">
      <style:paragraph-properties fo:line-height="100%" fo:text-align="justify" style:justify-single-word="false"/>
    </style:style>
    <style:style style:name="P45" style:family="paragraph" style:parent-style-name="InfoBlue">
      <style:paragraph-properties fo:line-height="100%" fo:text-align="justify" style:justify-single-word="false"/>
      <style:text-properties fo:color="#000000" fo:font-style="normal" officeooo:rsid="000b9b05" officeooo:paragraph-rsid="000b9b05" style:font-style-asian="normal" style:font-style-complex="normal"/>
    </style:style>
    <style:style style:name="P46" style:family="paragraph" style:parent-style-name="InfoBlue">
      <style:paragraph-properties fo:line-height="100%" fo:text-align="justify" style:justify-single-word="false"/>
      <style:text-properties fo:color="#000000" fo:language="pt" fo:country="BR" fo:font-style="normal" officeooo:rsid="00112999" officeooo:paragraph-rsid="00112999" style:font-style-asian="normal" style:language-complex="ar" style:country-complex="SA" style:font-style-complex="normal"/>
    </style:style>
    <style:style style:name="P47" style:family="paragraph" style:parent-style-name="InfoBlue">
      <style:paragraph-properties fo:line-height="100%" fo:text-align="justify" style:justify-single-word="false"/>
      <style:text-properties fo:color="#000000" fo:language="pt" fo:country="BR" fo:font-style="normal" style:font-style-asian="normal" style:language-complex="ar" style:country-complex="SA" style:font-style-complex="normal"/>
    </style:style>
    <style:style style:name="P48" style:family="paragraph" style:parent-style-name="InfoBlue">
      <style:paragraph-properties fo:line-height="100%" fo:text-align="justify" style:justify-single-word="false"/>
      <style:text-properties fo:language="pt" fo:country="BR" style:language-complex="ar" style:country-complex="SA"/>
    </style:style>
    <style:style style:name="P49" style:family="paragraph" style:parent-style-name="InfoBlue">
      <style:paragraph-properties fo:line-height="100%" fo:text-align="justify" style:justify-single-word="false"/>
      <style:text-properties fo:language="pt" fo:country="BR" officeooo:paragraph-rsid="001bbbf5" style:language-complex="ar" style:country-complex="SA"/>
    </style:style>
    <style:style style:name="P50" style:family="paragraph" style:parent-style-name="InfoBlue">
      <style:paragraph-properties fo:line-height="100%" fo:text-align="justify" style:justify-single-word="false"/>
      <style:text-properties fo:language="pt" fo:country="BR" fo:font-style="normal" style:font-style-asian="normal" style:language-complex="ar" style:country-complex="SA" style:font-style-complex="normal"/>
    </style:style>
    <style:style style:name="P51" style:family="paragraph" style:parent-style-name="InfoBlue">
      <style:paragraph-properties fo:line-height="100%" fo:text-align="justify" style:justify-single-word="false"/>
    </style:style>
    <style:style style:name="T1" style:family="text">
      <style:text-properties officeooo:rsid="00089e0a"/>
    </style:style>
    <style:style style:name="T2" style:family="text">
      <style:text-properties style:font-name="Symbol" style:font-name-asian="Symbol" style:font-name-complex="Symbol"/>
    </style:style>
    <style:style style:name="T3" style:family="text">
      <style:text-properties style:font-size-complex="14pt"/>
    </style:style>
    <style:style style:name="T4" style:family="text">
      <style:text-properties officeooo:rsid="001c8d88" style:font-size-complex="14pt"/>
    </style:style>
    <style:style style:name="T5" style:family="text">
      <style:text-properties fo:font-style="normal" style:font-style-asian="normal" text:display="none"/>
    </style:style>
    <style:style style:name="T6" style:family="text">
      <style:text-properties style:font-name="arial" fo:font-size="18pt" fo:font-weight="bold" style:font-size-asian="18pt" style:font-weight-asian="bold" style:font-size-complex="18pt" style:font-weight-complex="bold"/>
    </style:style>
    <style:style style:name="T7" style:family="text">
      <style:text-properties style:font-name="Times1"/>
    </style:style>
    <style:style style:name="T8" style:family="text">
      <style:text-properties style:font-name="Times1" officeooo:rsid="00089e0a"/>
    </style:style>
    <style:style style:name="T9" style:family="text">
      <style:text-properties fo:language="pt" fo:country="PT" style:language-complex="ar" style:country-complex="SA"/>
    </style:style>
    <style:style style:name="T10" style:family="text">
      <style:text-properties fo:language="pt" fo:country="BR" style:language-complex="ar" style:country-complex="SA"/>
    </style:style>
    <style:style style:name="T11" style:family="text">
      <style:text-properties fo:language="pt" fo:country="BR" officeooo:rsid="000b3e95" style:language-complex="ar" style:country-complex="SA"/>
    </style:style>
    <style:style style:name="T12" style:family="text">
      <style:text-properties fo:language="pt" fo:country="BR" officeooo:rsid="000fb66f" style:language-complex="ar" style:country-complex="SA"/>
    </style:style>
    <style:style style:name="T13" style:family="text">
      <style:text-properties fo:language="pt" fo:country="BR" officeooo:rsid="0011b61a" style:language-complex="ar" style:country-complex="SA"/>
    </style:style>
    <style:style style:name="T14" style:family="text">
      <style:text-properties fo:language="pt" fo:country="BR" officeooo:rsid="0015fdf6" style:language-complex="ar" style:country-complex="SA"/>
    </style:style>
    <style:style style:name="T15" style:family="text">
      <style:text-properties fo:language="pt" fo:country="BR" officeooo:rsid="00178306" style:language-complex="ar" style:country-complex="SA"/>
    </style:style>
    <style:style style:name="T16" style:family="text">
      <style:text-properties fo:language="pt" fo:country="BR" officeooo:rsid="001c63c0" style:language-complex="ar" style:country-complex="SA"/>
    </style:style>
    <style:style style:name="T17" style:family="text">
      <style:text-properties officeooo:rsid="00112999"/>
    </style:style>
    <style:style style:name="T18" style:family="text">
      <style:text-properties officeooo:rsid="0011b61a"/>
    </style:style>
    <style:style style:name="T19" style:family="text">
      <style:text-properties fo:font-size="10pt" fo:language="pt" fo:country="BR" officeooo:rsid="001355b7" style:font-size-asian="10pt" style:font-size-complex="10pt" style:language-complex="ar" style:country-complex="SA"/>
    </style:style>
    <style:style style:name="T20" style:family="text">
      <style:text-properties fo:font-size="10pt" officeooo:rsid="000b3e95" style:font-size-asian="10pt" style:font-size-complex="10pt"/>
    </style:style>
    <style:style style:name="T21" style:family="text">
      <style:text-properties fo:font-size="10pt" officeooo:rsid="001355b7" style:font-size-asian="10pt" style:font-size-complex="10pt"/>
    </style:style>
    <style:style style:name="T22" style:family="text">
      <style:text-properties style:font-name="Times1"/>
    </style:style>
    <style:style style:name="T23" style:family="text">
      <style:text-properties style:font-name="Times1" officeooo:rsid="001355b7" style:font-name-asian="Symbol" style:font-name-complex="Symbol"/>
    </style:style>
    <style:style style:name="T24" style:family="text">
      <style:text-properties style:font-name="Times1" officeooo:rsid="001ac56a" style:font-name-asian="Symbol" style:font-name-complex="Symbol"/>
    </style:style>
    <style:style style:name="T25" style:family="text">
      <style:text-properties officeooo:rsid="00144a3e"/>
    </style:style>
    <style:style style:name="T26" style:family="text">
      <style:text-properties fo:color="#000000" fo:font-style="normal" officeooo:rsid="0014cfc9" style:font-style-asian="normal" style:font-style-complex="normal"/>
    </style:style>
    <style:style style:name="T27" style:family="text">
      <style:text-properties fo:color="#000000" fo:font-style="normal" officeooo:rsid="0015fdf6" style:font-style-asian="normal" style:font-style-complex="normal"/>
    </style:style>
    <style:style style:name="T28" style:family="text">
      <style:text-properties fo:color="#000000" fo:font-style="normal" officeooo:rsid="001896fb" style:font-style-asian="normal" style:font-style-complex="normal"/>
    </style:style>
    <style:style style:name="T29" style:family="text">
      <style:text-properties fo:color="#000000" fo:font-style="normal" officeooo:rsid="001bbbf5" style:font-style-asian="normal" style:font-style-complex="normal"/>
    </style:style>
    <style:style style:name="T30" style:family="text">
      <style:text-properties fo:color="#000000" fo:font-style="normal" officeooo:rsid="001c63c0" style:font-style-asian="normal" style:font-style-complex="normal"/>
    </style:style>
    <style:style style:name="T31" style:family="text">
      <style:text-properties fo:color="#000000" officeooo:rsid="0017b3cc"/>
    </style:style>
    <style:style style:name="T32" style:family="text">
      <style:text-properties fo:color="#000000" fo:language="pt" fo:country="BR" style:language-complex="ar" style:country-complex="SA"/>
    </style:style>
    <style:style style:name="T33" style:family="text">
      <style:text-properties fo:color="#000000" fo:language="pt" fo:country="BR" officeooo:rsid="001c63c0" style:language-complex="ar" style:country-complex="SA"/>
    </style:style>
    <style:style style:name="T34" style:family="text">
      <style:text-properties fo:color="#000000" fo:language="pt" fo:country="BR" fo:font-style="normal" style:font-style-asian="normal" style:language-complex="ar" style:country-complex="SA" style:font-style-complex="normal"/>
    </style:style>
    <style:style style:name="T35" style:family="text">
      <style:text-properties fo:color="#000000" fo:language="pt" fo:country="BR" fo:font-style="normal" officeooo:rsid="0017b3cc" style:font-style-asian="normal" style:language-complex="ar" style:country-complex="SA" style:font-style-complex="normal"/>
    </style:style>
    <style:style style:name="T36" style:family="text">
      <style:text-properties fo:color="#000000" fo:language="pt" fo:country="BR" fo:font-style="normal" officeooo:rsid="001bbbf5" style:font-style-asian="normal" style:language-complex="ar" style:country-complex="SA" style:font-style-complex="normal"/>
    </style:style>
    <style:style style:name="T37" style:family="text">
      <style:text-properties fo:color="#000000" officeooo:rsid="001896fb"/>
    </style:style>
    <style:style style:name="T38" style:family="text">
      <style:text-properties officeooo:rsid="0017b3cc"/>
    </style:style>
    <style:style style:name="T39" style:family="text">
      <style:text-properties officeooo:rsid="001896fb"/>
    </style:style>
    <style:style style:name="T40" style:family="text">
      <style:text-properties officeooo:rsid="001966fc"/>
    </style:style>
    <style:style style:name="T41"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tab/><text:tab/>Projeto de Engenharia de Software</text:p>
      <text:p text:style-name="P10"><text:tab/><text:span text:style-name="T6">Especificação de Requisitos suplementares</text:span></text:p>
      <text:p text:style-name="P15"/>
      <text:h text:style-name="P24" text:outline-level="1">Introdução</text:h>
      <text:p text:style-name="P7"><text:span text:style-name="T8"><text:tab/>N</text:span><text:span text:style-name="T7">essa especificação será levado em consideração o que o sistema precisa para que possa ser desenvolvido da maneira correta, sendo feito então o levantamento de requisitos necessários para o sistema.</text:span></text:p>
      <text:h text:style-name="P28" text:outline-level="1">Requisitos Funcionais do Sistema</text:h>
      <text:p text:style-name="P45"><text:span text:style-name="T9"><text:tab/>Na engenharia de software para todo desenvolvimento são obtidos os requisitos funcionais do sistema, estes correspondem as funções que o sistema possui em termos de tarefas e serviços. Como pelo sistema tem-se três processos, a entrada que é fornecida, o comportamento obtidos e as suas saídas, sendo assim, diante do sistema que foi desenvolvido tem-se que sua principal função é realizar a o aluguel de imóveis e permitir que usuários cadastrem seus imóveis, logo como requisitos funcionais, tem-se o cadastro do usuário, o login do usuário, o cadastro, descastro, atualização e leitura de dados referentes ao cadadstro de um imóvel no sistema, como saída desse sistema são apresentadas as funções que foram impostas pelos usuários que cadastraram o imóvel na base de dados do site. <text:tab/>Dessa forma, percebe-se que a função dada pelo crud do banco de dados, creat, read, update and delete são alguns dos requisitos funcionais do sistema.</text:span></text:p>
      <text:h text:style-name="P29" text:outline-level="1">Sistema de Qualidade</text:h>
      <text:p text:style-name="P13"><text:span text:style-name="T11"><text:tab/>P</text:span><text:span text:style-name="T10">ara o sistema de qualidade do projeto desenvolvido tem-se que a qualidade do software deve levar ao mercado algum diferencial do seu produto em relação aos já existentes, comprovando assim a sua importância dentro do mercado, no entanto para conseguir ter essa definição de sistema de qualidade dentro de um produto de software, tem-se que a qualidade do produto possui um conjunto de características que são esperadas pelos stakeholders que o produto tenha, dessa forma, para o sistema, tem-se algumas considerações para que seja validado no sistema de qualidade.</text:span></text:p>
      <text:p text:style-name="P13"><text:span text:style-name="T10"><text:tab/>No sistema desenvolvido tem-se que um sistema deve possuir uma boa funcionalidade e uma boa iteratividade com o cliente, garantindo que ele possa ter a melhor experiência de usuário dentro do software. Além disso, ele deve ter um bom custo/benefício dessa forma o sistema pode ser levado para todo o público, ainda mais que por ser uma iteratividade com o proprietário se torna necessário que o sistema possua um acesso fácil. Também deve ser possível realizar o uso do site em diversas plataformas dessa forma, o site precisa ser responsivo, assim, ele tem seu conteúdo em diversos dispositivos móveis ou não.</text:span></text:p>
      <text:p text:style-name="P51"/>
      <text:h text:style-name="P32" text:outline-level="2">Usabilidade</text:h>
      <text:p text:style-name="P14"><text:tab/>Por ser um sistema que espera que possa ser usado por diversos clientes em diversos dispositivos é considerado que para a usabilidade , será priorizado que o sistema seja iterativo com o cliente, permitindo que ele consiga acessar todas as páginas necessárias de acordo com o seu fluxo de navegação.</text:p>
      <text:p text:style-name="P51"/>
      <text:h text:style-name="P33" text:outline-level="2">Confiabilidade</text:h>
      <text:p text:style-name="P17"><text:span text:style-name="T12"><text:tab/>Nesse requisito como o sistema desenvolvido preza pela iteratividade constante do usuário com o sistema, este pode e deve funcionar sob diversas circunstâncias, logo o site irá continuar no ar 24 horas por dia, dessa forma o usuário pode navegar pelo site sem ter problema de horário dessa forma, ele também poderá fazer uma proposta no sistema a qualquer momento, e o mesmo vale para o proprietário que caso receba uma proposta em qualquer horário ele possa se comunicar com o outro usuário. Caso o sistema apresente alguma falha o desenvolvedor deve ser acionado para que o sistema seja reestruturado novamente. No entanto, testes serão feitos de forma que alguns erros que possam acontecer já estejam disponíveis também para a identificação e correção do erro de forma automática.</text:span></text:p>
      <text:p text:style-name="P17"><text:span text:style-name="T12"/></text:p>
      <text:p text:style-name="P51"><text:tab/></text:p>
      <text:h text:style-name="P38" text:outline-level="2"><text:soft-page-break/>Performa<text:span text:style-name="T17">n</text:span>ce</text:h>
      <text:p text:style-name="P46"><text:tab/>Dentro do sistema, para que ele tenha a melhor performance foi pensado que ele seja iterativo, logo possuindo uma tempo de resposta de execução de uma tarefa em menos de 30 segundos, caso ele tenha alguma queda deve ser implementado no sistema, um tempo de resposta para caso o sistema saia do ar. O ideal para o sistema seria que fosse implementado um sistema de testes de performance para que as<text:span text:style-name="T18">sim tivesse o tempo de resposta exato e o tempo de carga do sistema.</text:span></text:p>
      <text:h text:style-name="P34" text:outline-level="2">Suportabilidade</text:h>
      <text:p text:style-name="P18"><text:span text:style-name="T13"><text:tab/>Para dar mais suporte dentro do sistema seria realizar o sistema de testes de performance para que fosse identificado o tempo de carga no site, verificação do desempenho, sendo feitos testes também do desempenho dentre e realizar a conexão com o banco de dados que foi planejado e desenvolvido para o sistema.</text:span></text:p>
      <text:p text:style-name="P18"><text:span text:style-name="T13"/></text:p>
      <text:p text:style-name="P51"/>
      <text:p text:style-name="P22"/>
      <text:h text:style-name="P30" text:outline-level="1">Interface do Sistema</text:h>
      <text:p text:style-name="P11"><text:span text:style-name="T20"><text:tab/></text:span><text:span text:style-name="T21">A interface do sistema tem como intuito que seja responsivo, na maior parte do site foi aplicada essa responsividade, visto que são diversos os dispositivos que podem ter acesso ao site. Logo o sistema foi pensado e desenvolvido para uma tela de 1100px, podendo assim ter algumas variações caso o usuário use uma tela de 1000px em questão de espaçamento de texto. O menu inicial foi pensado para um desktop, sendo assim, uma implementação que ao alterar a tela ainda não se encontra totalmente responsiva. No entanto todas as demais páginas, seja de formulário, iniciar, cadastro,login, entre outras páginas foram desenvolvidas de forma responsiva.</text:span></text:p>
      <text:p text:style-name="P51"/>
      <text:h text:style-name="P35" text:outline-level="2">Interface do usuário</text:h>
      <text:p text:style-name="P19"><text:span text:style-name="T19"><text:tab/>A interface do usuário foi desenvolvida em html e css, dessa forma ela foi pensada para ser de forma mais pura e mais dinâmica para o sistema. Logo as cores foram pensadas de acordo com a primeira imagem de site para que se tenha uma padronização para a paleta de cores. Já para os botões por questão de costume e uso do site , todos os botões foram padronizados pensando no usuário, dessa forma causa no usuário um ambiente mais comum para o sistema. Os formulários que são os meios de comunicação do usuário com o site forma padronizados também com esse intuito de causar um ambiente conhecido e agradável para o usuário.</text:span></text:p>
      <text:h text:style-name="P44" text:outline-level="3">Look &amp; Feel </text:h>
      <text:p text:style-name="P48"><text:tab/><text:span text:style-name="T26">Toda a escolha de paleta de cores foi feita durante o desenvolvimento, tendo como base a foto da home. Dessa forma foi utilizado o adobe color para extrair cores que não destoassem do site, mantendo assim uma neutralidade em muitos aspectos porém ressaltando quando era necessário. </text:span><text:span text:style-name="T27">Toda a paleta de cores foi pensada de forma que desse consistência ao site. </text:span></text:p>
      <text:h text:style-name="P39" text:outline-level="3">Requisitos de layout e navegação</text:h>
      <text:p text:style-name="P20"><text:span text:style-name="T14"><text:tab/></text:span><text:span text:style-name="T15">Tendo como um dos principais intuitos permitir que os requisitos funcionais fossem alocados de forma fácil para os usuários, eles foram inseridos como uma página separada de forma que seja demonstrado diretamente para o usuário quais os requisitos funcionais do sistema, ou seja, demonstrando quais são as funções que o sistema pode devolver para o usuário.</text:span></text:p>
      <text:p text:style-name="P16"><text:span text:style-name="InfoBlue_20_Char"/></text:p>
      <text:h text:style-name="P42" text:outline-level="3">Cons<text:span text:style-name="T38">istência </text:span></text:h>
      <text:p text:style-name="P16"><text:span text:style-name="InfoBlue_20_Char"><text:span text:style-name="T32"><text:tab/></text:span></text:span><text:span text:style-name="InfoBlue_20_Char"><text:span text:style-name="T35">Para a consistência do sistema, todas as solicitações que o usuário faz no sistema são confirmadas por um botão que confirma a ação, logo de acordo com o que o usuário está solicitando todo o sistema deve responder de forma positiva, visto que a implementação do protótipo só aborda os cenários de sucesso.</text:span></text:span></text:p>
      <text:h text:style-name="P40" text:outline-level="3">Personalização do usuário e requisitos de personalização</text:h>
      <text:p text:style-name="P50"><text:tab/><text:span text:style-name="T31">No sistema desenvolvido, o usuário pode alterar apenas as suas informações pessoais e as informações a respeito do imóvel que foi cadastrado no sistema. Logo parte do conteúdo do sistema, que diz respeito ao imóvel pode ser editada pelo seu autor. Para que fosse de fácil acesso esses requisitos estão expressos na página de login de sucesso diretamente, essa página é acionada quando o login é feito, logo sem o login, o usuário não tem esse acesso.</text:span></text:p>
      <text:h text:style-name="P36" text:outline-level="2">Interfaces para sistemas ou dispositivos externos</text:h>
      <text:p text:style-name="P47"><text:tab/><text:span text:style-name="T38">Até o momento pelo que foi implementado, o sistema é responsivo de acordo com o dispositivo o que deve ser implementado posteriormente é o menu para mobile. Possuindo assim, a mesma interface para todos os sistemas.</text:span></text:p>
      <text:h text:style-name="P43" text:outline-level="3">Interface do software</text:h>
      <text:p text:style-name="P47"><text:tab/><text:span text:style-name="T39">Com a alteração para que se tenha um menu responsivo, o menu ficaria mais legível para o sistema, além disso o sistema possui a mesma interface.</text:span></text:p>
      <text:h text:style-name="P44" text:outline-level="3"><text:soft-page-break/><text:span text:style-name="T39">Interface do </text:span>Hardware </text:h>
      <text:p text:style-name="P48"><text:tab/><text:span text:style-name="T28">Por ser um sistema que foi desenvolvido em html e css todo hardware possível que tenha acesso aos arquivos que compõem o sistema devem conseguir o acesso de maneira rápida e fácil, visto que ao ter acesso a todos os arquivos apenas selecionado o index.html todo o sistema será apresentado para o usuário.</text:span></text:p>
      <text:h text:style-name="P41" text:outline-level="3">Interfaces de comunicação</text:h>
      <text:p text:style-name="P12"><text:span text:style-name="T39"><text:tab/></text:span><text:span text:style-name="T37">Para todos os sistemas, seja desktop, dispositivo móvel que tenha acesso a internet, tablets, notebooks ou qualquer outro dispositivo que possa se conectar a internet pode ter acesso ao sistema, isso pensando que o sistema já esteja no ar. Caso contrário, para ter acesso ao sistema que foi desenvolvido o ideal é que se tenha contado com um desktop ou notebook e que tenha todos os arquivos na máquina local, dessa forma apenas selecionado a página index.html todo o sistema será mostrado para o usuário.</text:span></text:p>
      <text:p text:style-name="P51"/>
      <text:h text:style-name="P31" text:outline-level="1">Regras de Negócio </text:h>
      <text:p text:style-name="P51"><text:span text:style-name="T34"><text:tab/></text:span><text:span text:style-name="T36">Tendo como regra de negócio, o usuário só pode <text:s/>cadastrar ou realizar uma proposta caso ele esteja logado ao sistema, isso ocorre para que o usuário possa ter contato direto com o proprietário do imóvel e vice-versa. Para adicionar uma proposta o usuário deve respeitar as regras básicas, como a quantidade de hóspedes, o valor mínimo solicitado pelo usuário( proprietário), para alugar o imóvel e a data de disponibilidade do imóvel.</text:span></text:p>
      <text:h text:style-name="P25" text:outline-level="1">Restrições do sistema</text:h>
      <text:p text:style-name="P49"><text:tab/><text:span text:style-name="T29">As restrições presentes estão diretamente ligadas a regra de negócio que são apenas duas, para que o usuário cadastre um imóvel ou faça uma proposta no imóvel é necessário que ele esteja logado no sistema, isso ocorre para que o sistema dê segurança a todos os usuários do sistema.</text:span></text:p>
      <text:p text:style-name="P49"><text:span text:style-name="T29"><text:tab/>A segunda restrição pois para adicionar uma proposta o usuário (inquilino) deve fazer uma proposta que atenda as requisitos mínimos que foram solicitados pelo usuário (proprietário ), isso ocorre para que o proprietário possa receber várias propostas e ele aceite a que forma melhor para ele e para que o sistema tenha acesso a todas as informações do usuário de forma a dar confiabilidade para todos. </text:span></text:p>
      <text:h text:style-name="P26" text:outline-level="1">Conformidade do sistema</text:h>
      <text:h text:style-name="P37" text:outline-level="2">Requisitos de licenciamento</text:h>
      <text:p text:style-name="P21"><text:span text:style-name="T16"><text:tab/></text:span><text:span text:style-name="T33">Até o momento não há nenhuma regra de requisito de restrição para o uso do sistema.</text:span></text:p>
      <text:p text:style-name="P51"><text:tab/></text:p>
      <text:h text:style-name="P37" text:outline-level="2">Aviso legais, de direitos autorais e outros</text:h>
      <text:p text:style-name="P21"><text:span text:style-name="T16"><text:tab/></text:span><text:span text:style-name="T33">Todo o sistema foi desenvolvido por Mariana de Sampaio.</text:span></text:p>
      <text:h text:style-name="P37" text:outline-level="2">Padrões aplicáveis </text:h>
      <text:p text:style-name="P48"><text:tab/><text:span text:style-name="T30">O padrão que foi seguido foi no momento de criar o sistema,desde o padrões de cores, escolha de botões e formulários, tudo foi feito para garantir a iteratividade do sistema e uma boa experiência de usuário. </text:span></text:p>
      <text:h text:style-name="P27" text:outline-level="1">Documentação do Sistema</text:h>
      <text:p text:style-name="P47"><text:span text:style-name="T3"><text:tab/></text:span><text:span text:style-name="T4">A documentação online do usuário deve ser desenvolvida de forma que seja explicado como é o funcionamento, contendo inicialmente a regra de negócio para que o usuário possa entender como o sistema funciona, como exemplo devem ser inseridos casos de sucesso e casos de não sucesso para facilitar o entendimento do usuário. Uma aba apenas para contato com o suporte em caso de erro poderia ser adicionada para facilitar a <text:s/>comunicação do usuário com a equipe de desenvolvimento do sistema. A documentação deve ser feita por Mariana Sampaio de forma que sejam atendidos todos os requisitos do sistema.</text:span></text:p>
      <text:p text:style-name="P16"><text:bookmark text:name="_PictureBullets"/><text:span text:style-name="InfoBlue_20_Char"><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1" svg:font-family="Times" style:font-family-generic="roman"/>
    <style:font-face style:name="arial"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fo:font-style="italic" style:font-style-asian="italic" style:font-name-complex="Times" style:font-family-complex="Times" style:font-family-generic-complex="roman" style:font-pitch-complex="variable"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6.886cm" fo:margin-left="-0.203cm" table:align="left" style:writing-mode="lr-tb"/>
    </style:style>
    <style:style style:name="Tabela2.A" style:family="table-column">
      <style:table-column-properties style:column-width="11.252cm"/>
    </style:style>
    <style:style style:name="Tabela2.B" style:family="table-column">
      <style:table-column-properties style:column-width="5.63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2.B1" style:family="table-cell">
      <style:table-cell-properties style:vertical-align="top" fo:padding-left="0.191cm" fo:padding-right="0.191cm" fo:padding-top="0cm" fo:padding-bottom="0cm" fo:border="0.75pt solid #000000" style:writing-mode="lr-tb"/>
    </style:style>
    <style:style style:name="Tabela1" style:family="table">
      <style:table-properties style:width="16.732cm" fo:margin-left="-0.191cm" table:align="left" style:writing-mode="lr-tb"/>
    </style:style>
    <style:style style:name="Tabela1.A" style:family="table-column">
      <style:table-column-properties style:column-width="5.577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Tabela4" style:family="table">
      <style:table-properties style:width="16.886cm" fo:margin-left="-0.203cm" table:align="left" style:writing-mode="lr-tb"/>
    </style:style>
    <style:style style:name="Tabela4.A" style:family="table-column">
      <style:table-column-properties style:column-width="11.252cm"/>
    </style:style>
    <style:style style:name="Tabela4.B" style:family="table-column">
      <style:table-column-properties style:column-width="5.63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089e0a" officeooo:paragraph-rsid="00089e0a"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text-properties fo:language="pt" fo:country="BR" officeooo:rsid="00089e0a" officeooo:paragraph-rsid="00089e0a" style:language-complex="ar" style:country-complex="SA"/>
    </style:style>
    <style:style style:name="MP4" style:family="paragraph" style:parent-style-name="Standard">
      <style:paragraph-properties fo:margin-left="0cm" fo:margin-right="0.635cm" fo:text-indent="0cm" style:auto-text-indent="false"/>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style>
    <style:style style:name="MP7" style:family="paragraph" style:parent-style-name="Standard">
      <style:text-properties fo:font-weight="bold" officeooo:rsid="001966fc" officeooo:paragraph-rsid="001966fc" style:font-weight-asian="bold"/>
    </style:style>
    <style:style style:name="MP8" style:family="paragraph" style:parent-style-name="Standard">
      <style:text-properties fo:language="pt" fo:country="BR" officeooo:rsid="00089e0a" officeooo:paragraph-rsid="001966fc" style:language-complex="ar" style:country-complex="SA"/>
    </style:style>
    <style:style style:name="MT1" style:family="text">
      <style:text-properties officeooo:rsid="00144a3e"/>
    </style:style>
    <style:style style:name="MT2" style:family="text">
      <style:text-properties officeooo:rsid="00089e0a"/>
    </style:style>
    <style:style style:name="MT3" style:family="text">
      <style:text-properties style:font-name="Symbol" style:font-name-asian="Symbol" style:font-name-complex="Symbol"/>
    </style:style>
    <style:style style:name="MT4" style:family="text">
      <style:text-properties style:font-name="Times1" officeooo:rsid="001355b7" style:font-name-asian="Symbol" style:font-name-complex="Symbol"/>
    </style:style>
    <style:style style:name="MT5" style:family="text">
      <style:text-properties style:font-name="Times1"/>
    </style:style>
    <style:style style:name="MT6" style:family="text"/>
    <style:style style:name="MT7" style:family="text">
      <style:text-properties officeooo:rsid="001966fc"/>
    </style:style>
    <style:style style:name="MT8" style:family="text">
      <style:text-properties style:font-name="Times1" officeooo:rsid="001ac56a" style:font-name-asian="Symbol" style:font-name-complex="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ela2" table:style-name="Tabela2">
          <table:table-column table:style-name="Tabela2.A"/>
          <table:table-column table:style-name="Tabela2.B"/>
          <table:table-row table:style-name="Tabela2.1">
            <table:table-cell table:style-name="Tabela2.A1" office:value-type="string">
              <text:p text:style-name="MP1">Projeto de Engenharia de Software </text:p>
            </table:table-cell>
            <table:table-cell table:style-name="Tabela2.B1" office:value-type="string">
              <text:p text:style-name="MP2"><text:s/></text:p>
            </table:table-cell>
          </table:table-row>
          <table:table-row table:style-name="Tabela2.1">
            <table:table-cell table:style-name="Tabela2.A1" office:value-type="string">
              <text:p text:style-name="MP3">Especificação de Requisitos suplementares</text:p>
            </table:table-cell>
            <table:table-cell table:style-name="Tabela2.B1" office:value-type="string">
              <text:p text:style-name="Standard"><text:s text:c="2"/>Date: <text:s/>&lt;<text:span text:style-name="MT1">28</text:span>/<text:span text:style-name="MT2">04</text:span>/<text:span text:style-name="MT2">2021</text:span>&gt;</text:p>
            </table:table-cell>
          </table:table-row>
        </table:table>
        <text:p text:style-name="Header"/>
      </style:header>
      <style:footer>
        <table:table table:name="Tabela1" table:style-name="Tabela1">
          <table:table-column table:style-name="Tabela1.A" table:number-columns-repeated="3"/>
          <table:table-row table:style-name="Tabela1.1">
            <table:table-cell table:style-name="Tabela1.A1" office:value-type="string">
              <text:p text:style-name="MP4">Confidential</text:p>
            </table:table-cell>
            <table:table-cell table:style-name="Tabela1.A1" office:value-type="string">
              <text:p text:style-name="MP5"><text:span text:style-name="MT3"></text:span><text:span text:style-name="MT4">Mariana de Sampaio</text:span><text:span text:style-name="MT5"><text:user-defined style:data-style-name="N0" text:name="Company"/></text:span><text:span text:style-name="MT5">,</text:span> <text:date style:data-style-name="N107" text:date-value="2021-04-29T00:27:10.569458613">2021</text:date></text:p>
            </table:table-cell>
            <table:table-cell table:style-name="Tabela1.A1" office:value-type="string">
              <text:p text:style-name="MP6">Page <text:span text:style-name="Page_20_Number"><text:page-number text:select-page="current">4</text:page-number></text:span></text:p>
            </table:table-cell>
          </table:table-row>
        </table:table>
        <text:p text:style-name="Footer"/>
      </style:footer>
    </style:master-page>
    <style:master-page style:name="Converter_20_1" style:display-name="Converter 1" style:page-layout-name="Mpm1">
      <style:header>
        <table:table table:name="Tabela4" table:style-name="Tabela4">
          <table:table-column table:style-name="Tabela4.A"/>
          <table:table-column table:style-name="Tabela4.B"/>
          <table:table-row table:style-name="Tabela4.1">
            <table:table-cell table:style-name="Tabela4.A1" office:value-type="string">
              <text:p text:style-name="MP7">Projeto de Engenharia de Software</text:p>
            </table:table-cell>
            <table:table-cell table:style-name="Tabela4.B1" office:value-type="string">
              <text:p text:style-name="MP2"><text:s/></text:p>
            </table:table-cell>
          </table:table-row>
          <table:table-row table:style-name="Tabela4.1">
            <table:table-cell table:style-name="Tabela4.A1" office:value-type="string">
              <text:p text:style-name="MP8">Especificação de Requisitos suplementares</text:p>
            </table:table-cell>
            <table:table-cell table:style-name="Tabela4.B1" office:value-type="string">
              <text:p text:style-name="Standard"><text:s text:c="2"/>Date: <text:s/>&lt;<text:span text:style-name="MT7">28</text:span>/<text:span text:style-name="MT7">04</text:span>/<text:span text:style-name="MT7">2021</text:span>&gt;</text:p>
            </table:table-cell>
          </table:table-row>
        </table:table>
        <text:p text:style-name="Header"/>
      </style:header>
      <style:footer>
        <table:table table:name="Tabela3" table:style-name="Tabela3">
          <table:table-column table:style-name="Tabela3.A" table:number-columns-repeated="3"/>
          <table:table-row table:style-name="Tabela3.1">
            <table:table-cell table:style-name="Tabela3.A1" office:value-type="string">
              <text:p text:style-name="MP4">Confidential</text:p>
            </table:table-cell>
            <table:table-cell table:style-name="Tabela3.A1" office:value-type="string">
              <text:p text:style-name="MP5"><text:span text:style-name="MT3"></text:span><text:span text:style-name="MT8">Mariana de Sampaio</text:span><text:span text:style-name="MT5"><text:user-defined style:data-style-name="N0" text:name="Company"/></text:span><text:span text:style-name="MT5">,</text:span> <text:date style:data-style-name="N107" text:date-value="2021-04-29T00:27:10.573431635">2021</text:date></text:p>
            </table:table-cell>
            <table:table-cell table:style-name="Tabela3.A1" office:value-type="string">
              <text:p text:style-name="MP6">Page <text:span text:style-name="Page_20_Number"><text:page-number text:select-page="current">5</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keyword/>
    <dc:description/>
    <meta:creation-date>2021-03-31T19:24:09.962929696</meta:creation-date>
    <dc:date>2021-04-29T00:26:45.859943348</dc:date>
    <meta:print-date>2001-03-15T14:26:00</meta:print-date>
    <meta:editing-cycles>20</meta:editing-cycles>
    <meta:editing-duration>PT1H8M23S</meta:editing-duration>
    <meta:generator>LibreOffice/6.0.7.3$Linux_X86_64 LibreOffice_project/00m0$Build-3</meta:generator>
    <meta:document-statistic meta:table-count="4" meta:image-count="0" meta:object-count="0" meta:page-count="5" meta:paragraph-count="67" meta:word-count="1836" meta:character-count="11154" meta:non-whitespace-character-count="9357"/>
  </office:meta>
</office:document-meta>
</file>